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text-properties style:font-name="Arial"/>
    </style:style>
    <style:style style:name="ce24" style:family="table-cell" style:parent-style-name="Default">
      <style:table-cell-properties style:vertical-align="middle"/>
      <style:text-properties style:font-name="Arial" fo:font-size="9pt" style:font-size-asian="9pt" style:font-size-complex="9pt"/>
    </style:style>
    <style:style style:name="ce25"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number-columns-repeated="1016" table:default-cell-style-name="ce23"/>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table-cell table:number-columns-repeated="1017"/>
        </table:table-row>
        <table:table-row table:style-name="ro2">
          <table:table-cell table:style-name="ce2"/>
          <table:table-cell table:style-name="ce14" table:number-columns-repeated="6"/>
          <table:table-cell table:number-columns-repeated="1017"/>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number-columns-repeated="1017"/>
          </table:table-row>
          <table:table-row table:style-name="ro2">
            <table:table-cell table:style-name="ce3"/>
            <table:table-cell table:number-columns-repeated="6" table:style-name="ce15" office:value-type="string" calcext:value-type="string">
              <text:p>weeks</text:p>
            </table:table-cell>
            <table:table-cell table:number-columns-repeated="1017"/>
          </table:table-row>
        </table:table-header-rows>
        <table:table-row table:style-name="ro2">
          <table:table-cell table:style-name="ce4" table:number-columns-spanned="2" table:number-rows-spanned="1"/>
          <table:covered-table-cell table:style-name="ce16"/>
          <table:table-cell table:style-name="ce16" table:number-columns-repeated="5"/>
          <table:table-cell table:number-columns-repeated="1017"/>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5"/>
          <table:table-cell table:number-columns-repeated="1017"/>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1"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1"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1"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1" table:content-validation-name="val1" office:value-type="float" office:value="0.5" calcext:value-type="float">
            <text:p>0.5</text:p>
          </table:table-cell>
          <table:table-cell table:style-name="ce21"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1" table:content-validation-name="val1" office:value-type="float" office:value="0.5" calcext:value-type="float">
            <text:p>0.5</text:p>
          </table:table-cell>
          <table:table-cell table:style-name="ce21"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number-columns-repeated="1016"/>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5" table:number-columns-repeated="1016"/>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5"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0"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0"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4" table:number-columns-repeated="1016"/>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20:00:27.000774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00" meta:object-count="0"/>
  </office:meta>
</office:document-meta>
</file>